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93f4d" officeooo:paragraph-rsid="00093f4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93f4d" officeooo:paragraph-rsid="00093f4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93f4d" officeooo:paragraph-rsid="00093f4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b85bc" officeooo:paragraph-rsid="000b8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>Méthode Agile</text:p>
      <text:p text:style-name="P2"/>
      <text:p text:style-name="P3"/>
      <text:p text:style-name="P4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8:05:30.440314581</meta:creation-date>
    <dc:date>2023-09-08T08:08:16.485828875</dc:date>
    <meta:editing-duration>PT2M47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3" meta:word-count="4" meta:character-count="26" meta:non-whitespace-character-count="25"/>
  </office:meta>
</office:document-meta>
</file>